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3" style:family="graphic" style:parent-style-name="standard">
      <style:graphic-properties draw:stroke="dash" draw:stroke-dash="Fine_20_Dashed_20__28_var_29_" draw:fill="hatch" draw:fill-color="#000000" draw:fill-hatch-name="Black_20_45_20_Degrees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fill="solid" draw:fill-color="#ffffff" draw:textarea-horizontal-align="left" draw:textarea-vertical-align="top" draw:fit-to-size="false" draw:fit-to-contour="false" fo:padding-top="0.2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atamodel" draw:style-name="dp1" draw:master-page-name="Standard">
        <draw:g>
          <draw:rect draw:style-name="gr1" draw:text-style-name="P2" draw:layer="layout" svg:width="4cm" svg:height="0.5cm" svg:x="6.5cm" svg:y="7cm">
            <text:p text:style-name="P1"><text:span text:style-name="T1">Item</text:span></text:p>
          </draw:rect>
          <draw:rect draw:style-name="gr2" draw:text-style-name="P4" draw:layer="layout" svg:width="4cm" svg:height="3.5cm" svg:x="6.5cm" svg:y="7.5cm">
            <text:p text:style-name="P3"><text:span text:style-name="T2">Represents the base </text:span></text:p>
            <text:p text:style-name="P3"><text:span text:style-name="T2">text of an item, which </text:span></text:p>
            <text:p text:style-name="P3"><text:span text:style-name="T2">can be used in many </text:span></text:p>
            <text:p text:style-name="P3"><text:span text:style-name="T2">lists. </text:span></text:p>
            <text:p text:style-name="P3"><text:span text:style-name="T2">The item only </text:span></text:p>
            <text:p text:style-name="P3"><text:span text:style-name="T2">contains the text.</text:span></text:p>
          </draw:rect>
        </draw:g>
        <draw:g>
          <draw:rect draw:style-name="gr1" draw:text-style-name="P2" draw:layer="layout" svg:width="4cm" svg:height="0.5cm" svg:x="11.5cm" svg:y="2cm">
            <text:p text:style-name="P1"><text:span text:style-name="T1">Note</text:span></text:p>
          </draw:rect>
          <draw:rect draw:style-name="gr2" draw:text-style-name="P4" draw:layer="layout" svg:width="4cm" svg:height="3.5cm" svg:x="11.5cm" svg:y="2.5cm">
            <text:p text:style-name="P3"><text:span text:style-name="T2">A note can contain </text:span></text:p>
            <text:p text:style-name="P3"><text:span text:style-name="T2">many Items. The note</text:span></text:p>
            <text:p text:style-name="P3"><text:span text:style-name="T2">itself only has a name.</text:span></text:p>
          </draw:rect>
        </draw:g>
        <draw:g>
          <draw:rect draw:style-name="gr1" draw:text-style-name="P2" draw:layer="layout" svg:width="4cm" svg:height="0.5cm" svg:x="11.5cm" svg:y="7cm">
            <text:p text:style-name="P1"><text:span text:style-name="T1">NoteItem</text:span></text:p>
          </draw:rect>
          <draw:rect draw:style-name="gr2" draw:text-style-name="P4" draw:layer="layout" svg:width="4cm" svg:height="3.5cm" svg:x="11.5cm" svg:y="7.5cm">
            <text:p text:style-name="P3"><text:span text:style-name="T2">Items are not added </text:span></text:p>
            <text:p text:style-name="P3"><text:span text:style-name="T2">directly to the note. </text:span></text:p>
            <text:p text:style-name="P3"><text:span text:style-name="T2">Instead NoteItems </text:span></text:p>
            <text:p text:style-name="P3"><text:span text:style-name="T2">contain the reference </text:span></text:p>
            <text:p text:style-name="P3"><text:span text:style-name="T2">to the item and </text:span></text:p>
            <text:p text:style-name="P3"><text:span text:style-name="T2">additional parameters,</text:span></text:p>
            <text:p text:style-name="P3"><text:span text:style-name="T2">such as quantity and </text:span></text:p>
            <text:p text:style-name="P3"><text:span text:style-name="T2">ticked flag.</text:span></text:p>
          </draw:rect>
        </draw:g>
        <draw:g>
          <draw:rect draw:style-name="gr1" draw:text-style-name="P2" draw:layer="layout" svg:width="4cm" svg:height="0.5cm" svg:x="16.5cm" svg:y="2cm">
            <text:p text:style-name="P1"><text:span text:style-name="T1">Location</text:span></text:p>
          </draw:rect>
          <draw:rect draw:style-name="gr2" draw:text-style-name="P4" draw:layer="layout" svg:width="4cm" svg:height="3.5cm" svg:x="16.5cm" svg:y="2.5cm">
            <text:p text:style-name="P3"><text:span text:style-name="T2">Locations are used to </text:span></text:p>
            <text:p text:style-name="P3"><text:span text:style-name="T2">sort items in notes.</text:span></text:p>
          </draw:rect>
        </draw:g>
        <draw:g>
          <draw:rect draw:style-name="gr1" draw:text-style-name="P2" draw:layer="layout" svg:width="4cm" svg:height="0.5cm" svg:x="16.5cm" svg:y="12cm">
            <text:p text:style-name="P1"><text:span text:style-name="T1">Checkin</text:span></text:p>
          </draw:rect>
          <draw:rect draw:style-name="gr2" draw:text-style-name="P4" draw:layer="layout" svg:width="4cm" svg:height="3.5cm" svg:x="16.5cm" svg:y="12.5cm">
            <text:p text:style-name="P3"><text:span text:style-name="T2">If a user enters a </text:span></text:p>
            <text:p text:style-name="P3"><text:span text:style-name="T2">venue, he automatically</text:span></text:p>
            <text:p text:style-name="P3"><text:span text:style-name="T2">checks in. The nearest</text:span></text:p>
            <text:p text:style-name="P3"><text:span text:style-name="T2">location is used or</text:span></text:p>
            <text:p text:style-name="P3"><text:span text:style-name="T2">a new location is </text:span></text:p>
            <text:p text:style-name="P3"><text:span text:style-name="T2">created if it doesn't</text:span></text:p>
            <text:p text:style-name="P3"><text:span text:style-name="T2">exist yet.</text:span></text:p>
          </draw:rect>
        </draw:g>
        <draw:g>
          <draw:rect draw:style-name="gr1" draw:text-style-name="P2" draw:layer="layout" svg:width="4cm" svg:height="0.5cm" svg:x="16.5cm" svg:y="7cm">
            <text:p text:style-name="P1"><text:span text:style-name="T1">ItemIndex</text:span></text:p>
          </draw:rect>
          <draw:rect draw:style-name="gr2" draw:text-style-name="P4" draw:layer="layout" svg:width="4cm" svg:height="3.5cm" svg:x="16.5cm" svg:y="7.5cm">
            <text:p text:style-name="P3"><text:span text:style-name="T2">The index of an item at</text:span></text:p>
            <text:p text:style-name="P3"><text:span text:style-name="T2">a specific location. </text:span></text:p>
            <text:p text:style-name="P3"><text:span text:style-name="T2">Independent from the</text:span></text:p>
            <text:p text:style-name="P3"><text:span text:style-name="T2">note.</text:span></text:p>
          </draw:rect>
        </draw:g>
        <draw:g>
          <draw:rect draw:style-name="gr3" draw:text-style-name="P2" draw:layer="layout" svg:width="4cm" svg:height="0.5cm" svg:x="11.5cm" svg:y="12cm">
            <text:p text:style-name="P1"><text:span text:style-name="T1">Tick</text:span></text:p>
          </draw:rect>
          <draw:rect draw:style-name="gr4" draw:text-style-name="P4" draw:layer="layout" svg:width="4cm" svg:height="3.5cm" svg:x="11.5cm" svg:y="12.5cm">
            <text:p text:style-name="P3"><text:span text:style-name="T2">Logs a tick of a user</text:span></text:p>
            <text:p text:style-name="P3"><text:span text:style-name="T2">on a NoteItem.</text:span></text:p>
          </draw:rect>
        </draw:g>
        <draw:g>
          <draw:rect draw:style-name="gr1" draw:text-style-name="P2" draw:layer="layout" svg:width="4cm" svg:height="0.5cm" svg:x="6.5cm" svg:y="12cm">
            <text:p text:style-name="P1"><text:span text:style-name="T1">UserProfile</text:span></text:p>
          </draw:rect>
          <draw:rect draw:style-name="gr2" draw:text-style-name="P4" draw:layer="layout" svg:width="4cm" svg:height="3.5cm" svg:x="6.5cm" svg:y="12.5cm">
            <text:p text:style-name="P3"><text:span text:style-name="T2">Details of the user</text:span></text:p>
            <text:p text:style-name="P3"><text:span text:style-name="T2">profile. As users can</text:span></text:p>
            <text:p text:style-name="P3"><text:span text:style-name="T2">use the application</text:span></text:p>
            <text:p text:style-name="P3"><text:span text:style-name="T2">without registration,</text:span></text:p>
            <text:p text:style-name="P3"><text:span text:style-name="T2">it contains basic</text:span></text:p>
            <text:p text:style-name="P3"><text:span text:style-name="T2">user information.</text:span></text:p>
          </draw:rect>
        </draw:g>
        <draw:frame draw:style-name="gr5" draw:layer="layout" svg:width="0.697cm" svg:height="0.645cm" svg:x="15cm" svg:y="14.5cm">
          <draw:text-box>
            <text:p>?</text:p>
          </draw:text-box>
        </draw:frame>
      </draw:page>
      <draw:page draw:name="Execution Flow" draw:style-name="dp1" draw:master-page-name="Standard">
        <draw:rect draw:style-name="gr6" draw:text-style-name="P5" draw:id="id1" draw:layer="layout" svg:width="4cm" svg:height="3cm" svg:x="6.499cm" svg:y="5cm">
          <text:p text:style-name="P1"><text:span text:style-name="T3">Index</text:span></text:p>
        </draw:rect>
        <draw:rect draw:style-name="gr6" draw:text-style-name="P5" draw:id="id4" draw:layer="layout" svg:width="4cm" svg:height="3cm" svg:x="12.999cm" svg:y="5cm">
          <text:p text:style-name="P1"><text:span text:style-name="T3">Note</text:span></text:p>
        </draw:rect>
        <draw:rect draw:style-name="gr6" draw:text-style-name="P5" draw:id="id7" draw:layer="layout" svg:width="4cm" svg:height="3cm" svg:x="21.5cm" svg:y="5cm">
          <text:p text:style-name="P1"><text:span text:style-name="T3">Edit</text:span></text:p>
        </draw:rect>
        <draw:custom-shape draw:style-name="gr7" draw:text-style-name="P1" draw:layer="layout" svg:width="1cm" svg:height="1cm" svg:x="9.4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cm" svg:height="1cm" svg:x="24.5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cm" svg:height="1cm" svg:x="15.999cm" svg:y="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-1cm" svg:height="-1cm" svg:x="10.4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-1cm" svg:height="-1cm" svg:x="25.5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-1cm" svg:height="-1cm" svg:x="16.999cm" svg:y="6cm">
          <text:p/>
          <draw:enhanced-geometry svg:viewBox="0 0 21600 21600" draw:mirror-horizontal="false" draw:mirror-vertical="false" draw:glue-points="10800 0 5400 10800 0 21600 10800 21600 21600 21600 16200 10800" draw:text-areas="1900 12700 12700 19700" draw:type="right-triangle" draw:enhanced-path="M 0 0 L 21600 21600 0 21600 0 0 Z N"/>
        </draw:custom-shape>
        <draw:rect draw:style-name="gr9" draw:text-style-name="P6" draw:id="id15" draw:layer="layout" svg:width="4cm" svg:height="2.5cm" svg:x="6.999cm" svg:y="1.5cm">
          <text:p text:style-name="P1"><text:span text:style-name="T4">Display a list of all</text:span></text:p>
          <text:p text:style-name="P1"><text:span text:style-name="T4">notes and provide a</text:span></text:p>
          <text:p text:style-name="P1"><text:span text:style-name="T4">textfield to create a </text:span></text:p>
          <text:p text:style-name="P1"><text:span text:style-name="T4">new note.</text:span></text:p>
        </draw:rect>
        <draw:rect draw:style-name="gr9" draw:text-style-name="P6" draw:id="id16" draw:layer="layout" svg:width="4cm" svg:height="2.5cm" svg:x="13.499cm" svg:y="1.5cm">
          <text:p text:style-name="P1"><text:span text:style-name="T4">Display all items of the </text:span></text:p>
          <text:p text:style-name="P1"><text:span text:style-name="T4">note. Items are shown</text:span></text:p>
          <text:p text:style-name="P1"><text:span text:style-name="T4">in ticked and non-ticked</text:span></text:p>
          <text:p text:style-name="P1"><text:span text:style-name="T4">state.</text:span></text:p>
        </draw:rect>
        <draw:rect draw:style-name="gr9" draw:text-style-name="P6" draw:id="id17" draw:layer="layout" svg:width="4cm" svg:height="2.5cm" svg:x="22cm" svg:y="1.5cm">
          <text:p text:style-name="P1"><text:span text:style-name="T4">Select or de-select items</text:span></text:p>
          <text:p text:style-name="P1"><text:span text:style-name="T4">for the note. Create new</text:span></text:p>
          <text:p text:style-name="P1"><text:span text:style-name="T4">items. Enter attributes</text:span></text:p>
          <text:p text:style-name="P1"><text:span text:style-name="T4">fore each item (e.g.</text:span></text:p>
          <text:p text:style-name="P1"><text:span text:style-name="T4">quantity).</text:span></text:p>
        </draw:rect>
        <draw:custom-shape draw:style-name="gr10" draw:text-style-name="P1" draw:id="id2" draw:layer="layout" svg:width="3cm" svg:height="1.5cm" svg:x="4cm" svg:y="13cm">
          <text:p text:style-name="P1">Ne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svg:x1="8.499cm" svg:y1="8cm" svg:x2="7cm" svg:y2="13.75cm" draw:start-shape="id1" draw:start-glue-point="2" draw:end-shape="id2" svg:d="m8499 8000v501l-997 5249h-502">
          <text:p/>
        </draw:connector>
        <draw:connector draw:style-name="gr11" draw:text-style-name="P1" draw:layer="layout" draw:type="lines" svg:x1="5.5cm" svg:y1="13cm" svg:x2="6.499cm" svg:y2="6.5cm" draw:start-shape="id2" draw:start-glue-point="0" draw:end-shape="id1" draw:end-glue-point="3" svg:d="m5500 13000v-501l498-5999h501">
          <text:p/>
        </draw:connector>
        <draw:custom-shape draw:style-name="gr10" draw:text-style-name="P1" draw:id="id3" draw:layer="layout" svg:width="3cm" svg:height="1.5cm" svg:x="8.499cm" svg:y="13cm">
          <text:p text:style-name="P1">Show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draw:line-skew="0.499cm" svg:x1="8.499cm" svg:y1="8cm" svg:x2="8.499cm" svg:y2="13.75cm" draw:start-shape="id1" draw:start-glue-point="2" draw:end-shape="id3" draw:end-glue-point="3" svg:d="m8499 8000v1000l-501 4750h501">
          <text:p/>
        </draw:connector>
        <draw:connector draw:style-name="gr11" draw:text-style-name="P1" draw:layer="layout" draw:type="lines" draw:line-skew="0cm -0.499cm" svg:x1="9.999cm" svg:y1="13cm" svg:x2="12.999cm" svg:y2="6.5cm" draw:start-shape="id3" draw:start-glue-point="0" draw:end-shape="id4" draw:end-glue-point="3" svg:d="m9999 13000v-501l2000-5999h1000">
          <text:p/>
        </draw:connector>
        <draw:custom-shape draw:style-name="gr10" draw:text-style-name="P1" draw:id="id5" draw:layer="layout" svg:width="3cm" svg:height="1.5cm" svg:x="12.499cm" svg:y="13cm">
          <text:p text:style-name="P1">Tick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svg:x1="14.999cm" svg:y1="8cm" svg:x2="13.999cm" svg:y2="13cm" draw:start-shape="id4" draw:start-glue-point="2" draw:end-shape="id5" draw:end-glue-point="0" svg:d="m14999 8000v501l-1000 3998v501">
          <text:p/>
        </draw:connector>
        <draw:connector draw:style-name="gr11" draw:text-style-name="P1" draw:layer="layout" draw:type="lines" svg:x1="12.499cm" svg:y1="13.75cm" svg:x2="12.999cm" svg:y2="6.5cm" draw:start-shape="id5" draw:start-glue-point="3" draw:end-shape="id4" draw:end-glue-point="3" svg:d="m12499 13750h-501l500-7250h501">
          <text:p/>
        </draw:connector>
        <draw:custom-shape draw:style-name="gr10" draw:text-style-name="P1" draw:id="id6" draw:layer="layout" svg:width="3cm" svg:height="1.5cm" svg:x="16.499cm" svg:y="18cm">
          <text:p text:style-name="P1">Delete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draw:line-skew="-13.499cm -2.998cm" svg:x1="16.499cm" svg:y1="18.75cm" svg:x2="6.499cm" svg:y2="6.5cm" draw:start-shape="id6" draw:start-glue-point="3" draw:end-shape="id1" draw:end-glue-point="3" svg:d="m16499 18750h-14000l501-12250h3499">
          <text:p/>
        </draw:connector>
        <draw:connector draw:style-name="gr11" draw:text-style-name="P1" draw:layer="layout" draw:type="lines" draw:line-skew="0.999cm 6.499cm" svg:x1="25.5cm" svg:y1="6.5cm" svg:x2="19.499cm" svg:y2="18.75cm" draw:start-shape="id7" draw:start-glue-point="1" draw:end-shape="id6" draw:end-glue-point="1" svg:d="m25500 6500h1500l-500 12250h-7001">
          <text:p/>
        </draw:connector>
        <draw:custom-shape draw:style-name="gr10" draw:text-style-name="P1" draw:id="id8" draw:layer="layout" svg:width="3cm" svg:height="1.5cm" svg:x="16.499cm" svg:y="13cm">
          <text:p text:style-name="P1">Edit no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draw:line-skew="0.499cm" svg:x1="14.999cm" svg:y1="8cm" svg:x2="16.499cm" svg:y2="13.75cm" draw:start-shape="id4" draw:start-glue-point="2" draw:end-shape="id8" draw:end-glue-point="3" svg:d="m14999 8000v1000l999 4750h501">
          <text:p/>
        </draw:connector>
        <draw:connector draw:style-name="gr11" draw:text-style-name="P1" draw:layer="layout" draw:type="lines" draw:line-skew="0cm -1cm" svg:x1="17.999cm" svg:y1="13cm" svg:x2="21.5cm" svg:y2="6.5cm" draw:start-shape="id8" draw:start-glue-point="0" draw:end-shape="id7" draw:end-glue-point="3" svg:d="m17999 13000v-501l2000-5999h1501">
          <text:p/>
        </draw:connector>
        <draw:custom-shape draw:style-name="gr10" draw:text-style-name="P1" draw:id="id9" draw:layer="layout" svg:width="3cm" svg:height="1.5cm" svg:x="4cm" svg:y="16.5cm">
          <text:p text:style-name="P1">Show all </text:p>
          <text:p text:style-name="P1">notes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draw:line-skew="-0.499cm -2.498cm" svg:x1="4cm" svg:y1="17.25cm" svg:x2="6.499cm" svg:y2="6.5cm" draw:start-shape="id9" draw:start-glue-point="3" draw:end-shape="id1" draw:end-glue-point="3" svg:d="m4000 17250h-1000l500-10750h2999">
          <text:p/>
        </draw:connector>
        <draw:connector draw:style-name="gr11" draw:text-style-name="P1" draw:layer="layout" draw:type="lines" draw:line-skew="0cm 7.498cm" svg:x1="16.999cm" svg:y1="6.5cm" svg:x2="7cm" svg:y2="17.25cm" draw:start-shape="id4" draw:start-glue-point="1" draw:end-shape="id9" draw:end-glue-point="1" svg:d="m16999 6500h501l-2500 10750h-8000">
          <text:p/>
        </draw:connector>
        <draw:connector draw:style-name="gr11" draw:text-style-name="P1" draw:layer="layout" draw:type="lines" draw:line-skew="0.499cm 18.498cm" svg:x1="25.5cm" svg:y1="6.5cm" svg:x2="7cm" svg:y2="17.25cm" draw:start-shape="id7" draw:start-glue-point="1" draw:end-shape="id9" draw:end-glue-point="1" svg:d="m25500 6500h1000l-500 10750h-19000">
          <text:p/>
        </draw:connector>
        <draw:custom-shape draw:style-name="gr10" draw:text-style-name="P1" draw:id="id10" draw:layer="layout" svg:width="3cm" svg:height="1.5cm" svg:x="16.499cm" svg:y="15cm">
          <text:p text:style-name="P1">Back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draw:line-skew="-3.999cm 0.001cm" svg:x1="16.499cm" svg:y1="15.75cm" svg:x2="12.999cm" svg:y2="6.5cm" draw:start-shape="id10" draw:start-glue-point="3" draw:end-shape="id4" draw:end-glue-point="3" svg:d="m16499 15750h-4500l500-9250h500">
          <text:p/>
        </draw:connector>
        <draw:connector draw:style-name="gr11" draw:text-style-name="P1" draw:layer="layout" draw:type="lines" draw:line-skew="0cm 5.499cm" svg:x1="25.5cm" svg:y1="6.5cm" svg:x2="19.499cm" svg:y2="15.75cm" draw:start-shape="id7" draw:start-glue-point="1" draw:end-shape="id10" draw:end-glue-point="1" svg:d="m25500 6500h501l-501 9250h-6001">
          <text:p/>
        </draw:connector>
        <draw:custom-shape draw:style-name="gr10" draw:text-style-name="P1" draw:id="id11" draw:layer="layout" svg:width="3cm" svg:height="1.5cm" svg:x="20.5cm" svg:y="13cm">
          <text:p text:style-name="P1">New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draw:line-skew="0cm -0.003cm" svg:x1="23.5cm" svg:y1="8cm" svg:x2="23.5cm" svg:y2="13.75cm" draw:start-shape="id7" draw:start-glue-point="2" draw:end-shape="id11" draw:end-glue-point="1" svg:d="m23500 8000v501l499 5249h-499">
          <text:p/>
        </draw:connector>
        <draw:connector draw:style-name="gr11" draw:text-style-name="P1" draw:layer="layout" draw:type="lines" draw:line-skew="0.001cm -0.499cm" svg:x1="20.5cm" svg:y1="13.75cm" svg:x2="21.5cm" svg:y2="6.5cm" draw:start-shape="id11" draw:start-glue-point="3" draw:end-shape="id7" draw:end-glue-point="3" svg:d="m20500 13750h-500l500-7250h1000">
          <text:p/>
        </draw:connector>
        <draw:custom-shape draw:style-name="gr10" draw:text-style-name="P1" draw:id="id12" draw:layer="layout" svg:width="3cm" svg:height="1.5cm" svg:x="20.5cm" svg:y="11cm">
          <text:p text:style-name="P1">Add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svg:x1="23.5cm" svg:y1="8cm" svg:x2="23.5cm" svg:y2="11.75cm" draw:start-shape="id7" draw:start-glue-point="2" draw:end-shape="id12" draw:end-glue-point="1" svg:d="m23500 8000v501l502 3249h-502">
          <text:p/>
        </draw:connector>
        <draw:connector draw:style-name="gr11" draw:text-style-name="P1" draw:layer="layout" draw:type="lines" draw:line-skew="0cm -0.499cm" svg:x1="20.5cm" svg:y1="11.75cm" svg:x2="21.5cm" svg:y2="6.5cm" draw:start-shape="id12" draw:start-glue-point="3" draw:end-shape="id7" draw:end-glue-point="3" svg:d="m20500 11750h-501l501-5250h1000">
          <text:p/>
        </draw:connector>
        <draw:custom-shape draw:style-name="gr10" draw:text-style-name="P1" draw:id="id13" draw:layer="layout" svg:width="3cm" svg:height="1.5cm" svg:x="20.5cm" svg:y="9cm">
          <text:p text:style-name="P1">Remove item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svg:x1="23.5cm" svg:y1="8cm" svg:x2="23.5cm" svg:y2="9.75cm" draw:start-shape="id7" draw:start-glue-point="2" draw:end-shape="id13" draw:end-glue-point="1" svg:d="m23500 8000v501l502 1249h-502">
          <text:p/>
        </draw:connector>
        <draw:connector draw:style-name="gr11" draw:text-style-name="P1" draw:layer="layout" draw:type="lines" draw:line-skew="0cm -0.499cm" svg:x1="20.5cm" svg:y1="9.75cm" svg:x2="21.5cm" svg:y2="6.5cm" draw:start-shape="id13" draw:start-glue-point="3" draw:end-shape="id7" draw:end-glue-point="3" svg:d="m20500 9750h-501l501-3250h1000">
          <text:p/>
        </draw:connector>
        <draw:custom-shape draw:style-name="gr10" draw:text-style-name="P1" draw:id="id14" draw:layer="layout" svg:width="3cm" svg:height="1.5cm" svg:x="17.999cm" svg:y="3.5cm">
          <text:p text:style-name="P1">Change </text:p>
          <text:p text:style-name="P1">attribu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draw:type="lines" svg:x1="23.5cm" svg:y1="5cm" svg:x2="20.999cm" svg:y2="4.25cm" draw:start-shape="id7" draw:start-glue-point="0" draw:end-shape="id14" svg:d="m23500 5000v-501l-1999-249h-502">
          <text:p/>
        </draw:connector>
        <draw:connector draw:style-name="gr11" draw:text-style-name="P1" draw:layer="layout" draw:type="lines" draw:line-skew="0cm -0.5cm" svg:x1="19.499cm" svg:y1="5cm" svg:x2="21.5cm" svg:y2="6.5cm" draw:start-shape="id14" draw:end-shape="id7" draw:end-glue-point="3" svg:d="m19499 5000v502l1000 998h1001">
          <text:p/>
        </draw:connector>
        <draw:connector draw:style-name="gr12" draw:text-style-name="P1" draw:layer="layout" draw:type="line" svg:x1="8.499cm" svg:y1="5cm" svg:x2="8.999cm" svg:y2="4cm" draw:start-shape="id1" draw:start-glue-point="0" draw:end-shape="id15" draw:end-glue-point="2" svg:d="m8499 5000 500-1000">
          <text:p/>
        </draw:connector>
        <draw:connector draw:style-name="gr12" draw:text-style-name="P1" draw:layer="layout" draw:type="line" svg:x1="14.999cm" svg:y1="5cm" svg:x2="15.499cm" svg:y2="4cm" draw:start-shape="id4" draw:start-glue-point="0" draw:end-shape="id16" draw:end-glue-point="2" svg:d="m14999 5000 500-1000">
          <text:p/>
        </draw:connector>
        <draw:connector draw:style-name="gr12" draw:text-style-name="P1" draw:layer="layout" draw:type="line" svg:x1="23.5cm" svg:y1="5cm" svg:x2="24cm" svg:y2="4cm" draw:start-shape="id7" draw:start-glue-point="0" draw:end-shape="id17" svg:d="m23500 5000 500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05cm" draw:rotation="4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oritz Petersen</meta:initial-creator>
    <meta:creation-date>2011-02-13T18:50:31</meta:creation-date>
    <dc:date>2011-02-22T22:10:48</dc:date>
    <dc:creator>Moritz Petersen</dc:creator>
    <meta:editing-duration>PT164H53M18S</meta:editing-duration>
    <meta:editing-cycles>21</meta:editing-cycles>
    <meta:generator>OpenOffice.org/3.2$Unix OpenOffice.org_project/320m18$Build-9502</meta:generator>
    <meta:document-statistic meta:object-count="74"/>
  </office:meta>
</office:document-meta>
</file>